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ectedCount.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ctedCount.min( int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ectedCount.times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ectedCount.manyTi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ctedCount.ExpectedCount( int minCount , int max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ectedCount.ne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ctedCount.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ctedCount.max(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ectedCount.getMax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ctedCount.getMi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ctedCount.between( int min ,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